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P3" style:family="paragraph" style:parent-style-name="Footer">
      <style:text-properties style:font-name="DejaVu Sans" fo:font-size="8pt" style:text-underline-style="none" fo:font-weight="normal" style:font-size-asian="8pt" style:font-weight-asian="normal" style:font-size-complex="8pt" style:font-weight-complex="normal"/>
    </style:style>
    <style:style style:name="P4" style:family="paragraph" style:parent-style-name="Footer">
      <style:paragraph-properties fo:text-align="center" style:justify-single-word="false"/>
      <style:text-properties officeooo:paragraph-rsid="0015c09b"/>
    </style:style>
    <style:style style:name="P5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8pt" style:text-underline-style="none" fo:font-weight="normal" style:font-size-asian="8pt" style:font-weight-asian="normal" style:font-size-complex="8pt" style:font-weight-complex="normal"/>
    </style:style>
    <style:style style:name="P6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7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style:font-name="DejaVu Sans"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2" style:family="text">
      <style:text-properties style:font-name="DejaVu Sans"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3" style:family="text">
      <style:text-properties style:font-name="DejaVu Sans"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4" style:family="text">
      <style:text-properties style:font-name="DejaVu Sans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5" style:family="text">
      <style:text-properties style:font-name="DejaVu Sans" fo:font-size="8pt" officeooo:rsid="0039aa52" style:font-size-asian="8pt" style:font-size-complex="8pt"/>
    </style:style>
    <style:style style:name="T6" style:family="text">
      <style:text-properties style:font-name="DejaVu Sans" fo:font-size="8pt" officeooo:rsid="000c98e8" style:font-size-asian="8pt" style:font-size-complex="8pt"/>
    </style:style>
    <style:style style:name="fr1" style:family="graphic" style:parent-style-name="Frame">
      <style:graphic-properties style:protect="size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andard</text:p>
      <text:p text:style-name="Heading">Titre</text:p>
      <text:h text:style-name="Heading_20_1" text:outline-level="1">Titre 1</text:h>
      <text:h text:style-name="Heading_20_2" text:outline-level="2">Titre 2</text:h>
      <text:h text:style-name="Heading_20_3" text:outline-level="3">Titre 3</text:h>
      <text:h text:style-name="Heading_20_4" text:outline-level="4">Titre 4</text:h>
      <text:h text:style-name="Heading_20_5" text:outline-level="5">Titre 5</text:h>
      <text:h text:style-name="Heading_20_6" text:outline-level="6">Titre 6</text:h>
      <text:p text:style-name="Text_20_body">Corps de texte</text:p>
      <text:p text:style-name="Text_20_body"><text:span text:style-name="Emphasis">Accentué</text:span></text:p>
      <text:p text:style-name="Text_20_body"><text:span text:style-name="Strong_20_Emphasis">Très accentué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margin-top="0cm" fo:margin-bottom="0.282cm" loext:contextual-spacing="false" fo:orphans="2" fo:widows="2" fo:hyphenation-ladder-count="no-limit" style:shadow="none" style:text-autospace="ideograph-alpha" style:punctuation-wrap="hanging" style:line-break="strict" style:tab-stop-distance="1.251cm" style:vertical-align="baseline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style:page-number="auto"/>
      <style:text-properties style:font-name="DejaVu Sans" fo:font-family="'DejaVu Sans'" style:font-family-generic="swiss" style:font-pitch="variable" fo:font-size="9pt" style:text-underline-style="none" fo:font-weight="normal" style:font-size-asian="9pt" style:font-weight-asian="bold" style:font-size-complex="9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ns_20_interligne" style:display-name="Sans interligne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2" style:font-family-complex="Mangal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Normal" style:family="paragraph">
      <style:paragraph-properties fo:line-height="100%" fo:hyphenation-ladder-count="no-limit"/>
      <style:text-properties fo:hyphenate="false" fo:hyphenation-remain-char-count="2" fo:hyphenation-push-char-count="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apple-style-span" style:family="text" style:parent-style-name="Police_20_par_20_défau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P3" style:family="paragraph" style:parent-style-name="Footer">
      <style:text-properties style:font-name="DejaVu Sans" fo:font-size="8pt" style:text-underline-style="none" fo:font-weight="normal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8pt" style:text-underline-style="none" fo:font-weight="normal" style:font-size-asian="8pt" style:font-weight-asian="normal" style:font-size-complex="8pt" style:font-weight-complex="normal"/>
    </style:style>
    <style:style style:name="MP5" style:family="paragraph" style:parent-style-name="Footer">
      <style:paragraph-properties fo:text-align="center" style:justify-single-word="false"/>
      <style:text-properties officeooo:paragraph-rsid="0015c09b"/>
    </style:style>
    <style:style style:name="MP6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style:font-name="DejaVu Sans"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2" style:family="text">
      <style:text-properties style:font-name="DejaVu Sans" fo:font-size="8pt" officeooo:rsid="0039aa52" style:font-size-asian="8pt" style:font-size-complex="8pt"/>
    </style:style>
    <style:style style:name="MT3" style:family="text">
      <style:text-properties style:font-name="DejaVu Sans" fo:font-size="8pt" officeooo:rsid="000c98e8" style:font-size-asian="8pt" style:font-size-complex="8pt"/>
    </style:style>
    <style:style style:name="MT4" style:family="text">
      <style:text-properties style:font-name="DejaVu Sans"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5" style:family="text">
      <style:text-properties style:font-name="DejaVu Sans"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6" style:family="text">
      <style:text-properties style:font-name="DejaVu Sans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protect="size" style:wrap="parallel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,size_y=60,hold_ratio=True)" text:anchor-type="paragraph" svg:x="-0.011cm" svg:y="0.011cm" svg:width="2.515cm" svg:height="0.887cm" draw:z-index="0"><draw:text-box><text:p text:style-name="Frame_20_contents"/></draw:text-box></draw:frame></text:p>
        <text:p text:style-name="MP1"/>
        <text:p text:style-name="MP1"/>
        <text:p text:style-name="MP1"><text:text-input text:description="&lt;company.partner_id.street&gt;">Street</text:text-input></text:p>
        <text:p text:style-name="MP1"><text:text-input text:description="&lt;company.partner_id.zip&gt;">Zip</text:text-input> <text:text-input text:description="&lt;company.partner_id.city&gt;">City</text:text-input></text:p>
        <text:p text:style-name="MP1"><text:text-input text:description="&lt;company.partner_id.email&gt;">email@company.com</text:text-input></text:p>
        <text:p text:style-name="MP2"/>
      </style:header>
      <style:footer>
        <text:p text:style-name="MP3"/>
        <text:p text:style-name="MP4"/>
        <text:p text:style-name="MP5"><draw:frame draw:style-name="Mfr2" draw:name="Cadre1" text:anchor-type="paragraph" svg:x="16.715cm" svg:y="0.224cm" svg:width="1.917cm" draw:z-index="1"><draw:text-box fo:min-height="0.639cm"><text:p text:style-name="MP6"><text:text-input text:description="&lt;_(&quot;Page&quot;)&gt;">Page</text:text-input> <text:page-number text:select-page="current">1</text:page-number>/<text:page-count>1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 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 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 </text:span></text:span><text:span text:style-name="Police_20_par_20_défaut"><text:span text:style-name="MT5"><text:text-input text:description="&lt;o.company_id.currency_id.symbol&gt;">symbol</text:text-input></text:span></text:span></text:p>
        <text:p text:style-name="MP5"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 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 </text:span></text:span><text:span text:style-name="Police_20_par_20_défaut"><text:span text:style-name="MT6"><text:text-input text:description="&lt;o.company_id.vat&gt;">vat</text:text-input></text:span></text:span><text:span text:style-name="Police_20_par_20_défaut"><text:span text:style-name="MT6"> - </text:span></text:span><text:span text:style-name="Police_20_par_20_défaut"><text:span text:style-name="MT1">SIRET </text:span></text:span><text:span text:style-name="Police_20_par_20_défaut"><text:span text:style-name="MT1"><text:text-input text:description="&lt;o.company_id.siret&gt;">siret</text:text-inpu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Piganeau</meta:initial-creator>
    <meta:creation-date>2014-05-12T12:10:11.20</meta:creation-date>
    <dc:date>2016-03-04T17:27:53.508000000</dc:date>
    <meta:editing-duration>PT18H49M38S</meta:editing-duration>
    <meta:editing-cycles>33</meta:editing-cycles>
    <meta:generator>LibreOffice/4.3.6.2$Windows_x86 LibreOffice_project/d50a87b2e514536ed401c18000dad4660b6a169e</meta:generator>
    <meta:document-statistic meta:table-count="0" meta:image-count="0" meta:object-count="0" meta:page-count="1" meta:paragraph-count="17" meta:word-count="68" meta:character-count="263" meta:non-whitespace-character-count="238"/>
  </office:meta>
</office:document-meta>
</file>